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400A5439947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8.999cm" svg:x="1cm" svg:y="5.5cm">
          <draw:image xlink:href="Pictures/100000000000040000000400A543994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6-01-21T05:19:54.200912100</dc:date>
    <meta:editing-duration>PT9M57S</meta:editing-duration>
    <meta:editing-cycles>1</meta:editing-cycles>
    <meta:document-statistic meta:object-count="1"/>
    <meta:generator>LibreOffice/25.8.4.2$Windows_X86_64 LibreOffice_project/290daaa01b999472f0c7a3890eb6a550fd74c6df</meta:generator>
  </office:meta>
</office:document-meta>
</file>